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4833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8.0"/>
          <table:table-cell office:value-type="float" office:value="4010.0"/>
          <table:table-cell office:value-type="float" office:value="10882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1241"/>
          <table:table-cell office:value-type="float" office:value="0.719"/>
          <table:table-cell office:value-type="float" office:value="0.68"/>
          <table:table-cell office:value-type="float" office:value="45447.0"/>
          <table:table-cell office:value-type="float" office:value="0.0"/>
          <table:table-cell office:value-type="float" office:value="93.0"/>
          <table:table-cell office:value-type="float" office:value="6283.0"/>
          <table:table-cell office:value-type="float" office:value="28.0"/>
          <table:table-cell office:value-type="float" office:value="4010.0"/>
          <table:table-cell office:value-type="float" office:value="1088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.091"/>
          <table:table-cell office:value-type="float" office:value="140.236"/>
          <table:table-cell office:value-type="float" office:value="140.19"/>
          <table:table-cell office:value-type="float" office:value="8004754.0"/>
          <table:table-cell office:value-type="float" office:value="0.0"/>
          <table:table-cell office:value-type="float" office:value="13945.0"/>
          <table:table-cell office:value-type="float" office:value="1859158.0"/>
          <table:table-cell office:value-type="float" office:value="28.0"/>
          <table:table-cell office:value-type="float" office:value="3982.0"/>
          <table:table-cell office:value-type="float" office:value="1079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398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5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166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756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61606"/>
          <table:table-cell office:value-type="float" office:value="3.09"/>
          <table:table-cell office:value-type="float" office:value="3.02"/>
          <table:table-cell office:value-type="float" office:value="141220.0"/>
          <table:table-cell office:value-type="float" office:value="0.0"/>
          <table:table-cell office:value-type="float" office:value="622.0"/>
          <table:table-cell office:value-type="float" office:value="45058.0"/>
          <table:table-cell office:value-type="float" office:value="28.0"/>
          <table:table-cell office:value-type="float" office:value="4010.0"/>
          <table:table-cell office:value-type="float" office:value="10892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0.87"/>
          <table:table-cell office:value-type="float" office:value="89.334"/>
          <table:table-cell office:value-type="float" office:value="89.26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01353.0"/>
          <table:table-cell office:value-type="float" office:value="28.0"/>
          <table:table-cell office:value-type="float" office:value="4010.0"/>
          <table:table-cell office:value-type="float" office:value="1089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4.757"/>
          <table:table-cell office:value-type="float" office:value="303.268"/>
          <table:table-cell office:value-type="float" office:value="303.21"/>
          <table:table-cell office:value-type="float" office:value="20846700.0"/>
          <table:table-cell office:value-type="float" office:value="0.0"/>
          <table:table-cell office:value-type="float" office:value="16793.0"/>
          <table:table-cell office:value-type="float" office:value="2867643.0"/>
          <table:table-cell office:value-type="float" office:value="28.0"/>
          <table:table-cell office:value-type="float" office:value="3982.0"/>
          <table:table-cell office:value-type="float" office:value="10800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19457"/>
          <table:table-cell office:value-type="float" office:value="1.517"/>
          <table:table-cell office:value-type="float" office:value="1.48"/>
          <table:table-cell office:value-type="float" office:value="74072.0"/>
          <table:table-cell office:value-type="float" office:value="0.0"/>
          <table:table-cell office:value-type="float" office:value="286.0"/>
          <table:table-cell office:value-type="float" office:value="29534.0"/>
          <table:table-cell office:value-type="float" office:value="28.0"/>
          <table:table-cell office:value-type="float" office:value="4010.0"/>
          <table:table-cell office:value-type="float" office:value="10890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9251"/>
          <table:table-cell office:value-type="float" office:value="22.356"/>
          <table:table-cell office:value-type="float" office:value="22.29"/>
          <table:table-cell office:value-type="float" office:value="1700278.0"/>
          <table:table-cell office:value-type="float" office:value="0.0"/>
          <table:table-cell office:value-type="float" office:value="1916.0"/>
          <table:table-cell office:value-type="float" office:value="165259.0"/>
          <table:table-cell office:value-type="float" office:value="28.0"/>
          <table:table-cell office:value-type="float" office:value="4010.0"/>
          <table:table-cell office:value-type="float" office:value="1089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.9359"/>
          <table:table-cell office:value-type="float" office:value="67.124"/>
          <table:table-cell office:value-type="float" office:value="67.07"/>
          <table:table-cell office:value-type="float" office:value="3373650.0"/>
          <table:table-cell office:value-type="float" office:value="0.0"/>
          <table:table-cell office:value-type="float" office:value="6140.0"/>
          <table:table-cell office:value-type="float" office:value="645648.0"/>
          <table:table-cell office:value-type="float" office:value="28.0"/>
          <table:table-cell office:value-type="float" office:value="3982.0"/>
          <table:table-cell office:value-type="float" office:value="10798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57249"/>
          <table:table-cell office:value-type="float" office:value="0.962"/>
          <table:table-cell office:value-type="float" office:value="0.9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1523.0"/>
          <table:table-cell office:value-type="float" office:value="28.0"/>
          <table:table-cell office:value-type="float" office:value="4010.0"/>
          <table:table-cell office:value-type="float" office:value="10883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8936"/>
          <table:table-cell office:value-type="float" office:value="1.203"/>
          <table:table-cell office:value-type="float" office:value="1.13"/>
          <table:table-cell office:value-type="float" office:value="78672.0"/>
          <table:table-cell office:value-type="float" office:value="0.0"/>
          <table:table-cell office:value-type="float" office:value="189.0"/>
          <table:table-cell office:value-type="float" office:value="11420.0"/>
          <table:table-cell office:value-type="float" office:value="28.0"/>
          <table:table-cell office:value-type="float" office:value="4010.0"/>
          <table:table-cell office:value-type="float" office:value="10883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7.023"/>
          <table:table-cell office:value-type="float" office:value="335.534"/>
          <table:table-cell office:value-type="float" office:value="335.49"/>
          <table:table-cell office:value-type="float" office:value="22329990.0"/>
          <table:table-cell office:value-type="float" office:value="0.0"/>
          <table:table-cell office:value-type="float" office:value="6798.0"/>
          <table:table-cell office:value-type="float" office:value="936161.0"/>
          <table:table-cell office:value-type="float" office:value="28.0"/>
          <table:table-cell office:value-type="float" office:value="3982.0"/>
          <table:table-cell office:value-type="float" office:value="10791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